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C000000EC78309F30.jpg"/>
  <manifest:file-entry manifest:media-type="image/png" manifest:full-path="Pictures/10000000000000580000001FDF4B9EEC.png"/>
  <manifest:file-entry manifest:media-type="image/png" manifest:full-path="Pictures/1000000000000272000002A0B152793A.png"/>
  <manifest:file-entry manifest:media-type="image/png" manifest:full-path="Pictures/10000000000000240000000E0144DFBB.png"/>
  <manifest:file-entry manifest:media-type="image/png" manifest:full-path="Pictures/10000000000000200000002000309F1C.png"/>
  <manifest:file-entry manifest:media-type="image/jpeg" manifest:full-path="Pictures/100000000000005A0000005AA23E331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>
      <style:graphic-properties style:protect="size"/>
    </style:style>
    <style:style style:name="pr1" style:family="presentation" style:parent-style-name="Per_20_defecte-title">
      <style:graphic-properties draw:stroke="none" draw:fill="none" draw:fill-color="#bbe0e3" draw:textarea-horizontal-align="justify" draw:textarea-vertical-align="middle" draw:auto-grow-height="true" draw:auto-grow-width="false" fo:min-height="1.7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Per_20_defecte-subtitle" style:list-style-name="L4">
      <style:graphic-properties draw:stroke="none" draw:fill="none" draw:fill-color="#bbe0e3" draw:textarea-horizontal-align="justify" draw:textarea-vertical-align="top" draw:auto-grow-height="true" draw:auto-grow-width="false" fo:min-height="1.44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Per_20_defecte-notes">
      <style:graphic-properties draw:stroke="none" draw:fill="none" draw:fill-color="#bbe0e3" draw:auto-grow-height="true" fo:min-height="12.411cm" draw:shadow="hidden" draw:shadow-color="#808080"/>
    </style:style>
    <style:style style:name="pr4" style:family="presentation" style:parent-style-name="Per_20_defecte_20_1-notes" style:list-style-name="L5">
      <style:graphic-properties draw:fill-color="#ffffff" draw:auto-grow-height="true" fo:min-height="12.406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  <style:text-properties fo:color="#0099ff" fo:font-family="'DejaVu Sans Condensed'" style:font-family-generic="swiss" style:font-pitch="variable" fo:font-size="32pt"/>
    </style:style>
    <style:style style:name="P3" style:family="paragraph">
      <style:paragraph-properties fo:margin-left="1.27cm" fo:margin-right="0cm" fo:margin-top="0.282cm" fo:margin-bottom="0cm" fo:text-align="center" text:enable-numbering="false" fo:text-indent="0cm"/>
    </style:style>
    <style:style style:name="P4" style:family="paragraph">
      <style:paragraph-properties fo:margin-left="1.27cm" fo:margin-right="0cm" fo:margin-top="0.282cm" fo:margin-bottom="0cm" fo:text-align="center" text:enable-numbering="false" fo:text-indent="0cm" style:writing-mode="lr-tb"/>
      <style:text-properties fo:font-family="'DejaVu Sans Condensed'" style:font-family-generic="swiss" style:font-pitch="variable" fo:font-weight="bold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color="#0099ff" fo:font-family="'DejaVu Sans Condensed'" style:font-family-generic="swiss" style:font-pitch="variable" fo:font-size="32pt"/>
    </style:style>
    <style:style style:name="T2" style:family="text">
      <style:text-properties fo:color="#00b8ff" fo:font-family="'DejaVu Sans Condensed'" style:font-family-generic="swiss" style:font-pitch="variable" fo:font-size="32pt"/>
    </style:style>
    <style:style style:name="T3" style:family="text">
      <style:text-properties fo:font-family="'DejaVu Sans Condensed'" style:font-family-generic="swiss" style:font-pitch="variable" fo:font-weight="bold"/>
    </style:style>
    <style:style style:name="T4" style:family="text">
      <style:text-properties fo:font-size="22pt" fo:font-weight="bold"/>
    </style:style>
    <text:list-style style:name="L1">
      <text:list-level-style-bullet text:level="1" text:bullet-char="•">
        <style:text-properties fo:font-family="Arial" style:font-family-generic="swiss" style:font-pitch="variable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frame presentation:style-name="pr1" draw:text-style-name="P2" draw:layer="layout" svg:width="21.59cm" svg:height="2cm" svg:x="3cm" svg:y="1cm" presentation:class="title" presentation:user-transformed="true">
          <draw:text-box>
            <text:p text:style-name="P1"><text:span text:style-name="T1">C</text:span><text:span text:style-name="T2">urs Programació en XML</text:span></text:p>
          </draw:text-box>
        </draw:frame>
        <draw:frame presentation:style-name="pr2" draw:text-style-name="P4" draw:layer="layout" svg:width="17.78cm" svg:height="1.7cm" svg:x="3.42cm" svg:y="9.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3">Serveis We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85cm" svg:height="10.341cm" svg:x="2.549cm" svg:y="2.068cm" draw:page-number="1"/>
          <draw:frame presentation:style-name="pr3" draw:text-style-name="P5" draw:layer="layout" svg:width="15.108cm" svg:height="12.411cm" svg:x="1.887cm" svg:y="13.09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er_20_defecte_20_1" presentation:presentation-page-layout-name="AL1T0">
        <draw:frame draw:style-name="gr1" draw:text-style-name="P6" draw:layer="layout" svg:width="14.899cm" svg:height="15.15cm" svg:x="6.601cm" svg:y="0.85cm">
          <draw:image xlink:href="Pictures/1000000000000272000002A0B152793A.png" xlink:type="simple" xlink:show="embed" xlink:actuate="onLoad">
            <text:p text:style-name="P5"/>
          </draw:image>
        </draw:frame>
        <draw:frame draw:style-name="gr2" draw:text-style-name="P7" draw:layer="layout" svg:width="21.74cm" svg:height="1.119cm" svg:x="3.8cm" svg:y="15.981cm">
          <draw:text-box>
            <text:p text:style-name="P5"><text:span text:style-name="T4"><text:a xlink:href="http://creativecommons.org/licenses/by-sa/2.5/deed.ca">http://creativecommons.org/licenses/by-sa/2.5/deed.ca</text:a></text:span></text:p>
          </draw:text-box>
        </draw:frame>
        <presentation:notes draw:style-name="dp2">
          <draw:page-thumbnail draw:style-name="gr3" draw:layer="layout" svg:width="13.783cm" svg:height="10.337cm" svg:x="2.548cm" svg:y="2.095cm" draw:page-number="2" presentation:class="page"/>
          <draw:frame presentation:style-name="pr4" draw:text-style-name="P5" draw:layer="layout" svg:width="15.103cm" svg:height="12.406cm" svg:x="1.888cm" svg:y="13.0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egradat_20_de_20_color_20_1" draw:display-name="Degradat de color 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Lucida Sans Unicode'" style:font-pitch-asian="variable" style:font-size-asian="24pt" style:language-asian="ca" style:country-asian="ES" style:font-family-complex="Tahoma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Degradat_20_de_20_color_20_1" draw:fill-hatch-name="Hatch_20_1" draw:fill-image-name="Bitmape_20_1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troke="solid" draw:stroke-dash="Dash_20_3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Degradat_20_de_20_color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.601cm" fo:min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2.54cm" fo:margin-right="0cm" fo:margin-top="0cm" fo:margin-bottom="0cm" fo:line-height="100%" fo:text-align="start" text:enable-numbering="false" fo:text-indent="0cm" style:text-autospace="ideograph-alpha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letter-spacing="normal" fo:language="ca" fo:country="E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18pt" style:language-asian="ca" style:country-asian="ES" style:font-style-asian="normal" style:font-weight-asian="normal" style:font-family-complex="Tahoma" style:font-pitch-complex="variable" style:font-size-complex="18pt" style:language-complex="ca" style:country-complex="ES" style:font-style-complex="normal" style:font-weight-complex="normal" style:text-emphasize="none" style:text-scale="100%" style:font-relief="none" fo:hyphenate="false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>
      <style:paragraph-properties fo:margin-top="0.746cm" fo:margin-bottom="0.88cm" style:text-autospace="none"/>
      <style:text-properties fo:font-family="Arial" style:font-family-generic="swiss" style:font-pitch="variable" fo:font-size="24.7000007629395pt" fo:language="ca" fo:country="ES" style:language-asian="ca" style:country-asian="ES" style:font-size-complex="24.7000007629395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Emphasis" style:family="graphic">
      <style:paragraph-properties style:text-autospace="none"/>
      <style:text-properties fo:font-size="21.2000007629395pt" fo:language="ca" fo:country="ES" fo:font-style="italic" style:language-asian="ca" style:country-asian="ES" style:font-size-complex="21.2000007629395pt" style:font-style-complex="italic"/>
    </style:style>
    <style:style style:name="Body_20_Text" style:display-name="Body Text" style:family="graphic">
      <style:paragraph-properties fo:margin-top="0cm" fo:margin-bottom="0.88cm" style:text-autospace="none"/>
      <style:text-properties fo:font-size="21.2000007629395pt" fo:language="ca" fo:country="ES" style:language-asian="ca" style:country-asian="ES" style:font-size-complex="21.2000007629395pt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heading_20_3" style:display-name="heading 3" style:family="graphic">
      <style:paragraph-properties fo:margin-top="0.746cm" fo:margin-bottom="0.88cm" style:text-autospace="none"/>
      <style:text-properties fo:font-family="'Times New Roman'" style:font-family-generic="roman" style:font-pitch="variable" fo:font-size="24.7000007629395pt" fo:language="ca" fo:country="ES" fo:font-weight="bold" style:language-asian="ca" style:country-asian="ES" style:font-size-complex="24.7000007629395pt" style:font-weight-complex="bold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ca" fo:country="ES" style:text-underline-style="solid" style:text-underline-width="auto" style:text-underline-color="font-color" style:language-asian="ca" style:country-asian="ES" style:font-size-complex="21.2000007629395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Per_20_defecte-title" style:display-name="Per defecte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b8ff" style:text-outline="false" style:text-line-through-style="none" style:text-position="0% 100%" fo:font-family="'DejaVu Sans Condensed'" style:font-family-generic="swiss" style:font-pitch="variable" fo:font-size="32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Per_20_defecte-notes" style:display-name="Per defecte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 draw:fill-color="#ffffff" draw:auto-grow-height="true" fo:min-height="12.574cm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1cm" fo:margin-right="0cm" fo:margin-top="0.281cm" fo:margin-bottom="0cm" fo:line-height="100%" fo:text-align="start" text:enable-numbering="true" fo:text-indent="-0.951cm" style:text-autospace="ideograph-alpha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DejaVu Sans Condensed'" style:font-family-generic="swiss" style:font-pitch="variable" fo:font-size="28pt" fo:letter-spacing="normal" fo:language="ca" fo:country="E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32pt" style:language-asian="ca" style:country-asian="ES" style:font-style-asian="normal" style:font-weight-asian="normal" style:font-family-complex="Tahoma" style:font-pitch-complex="variable" style:font-size-complex="32pt" style:language-complex="ca" style:country-complex="ES" style:font-style-complex="normal" style:font-weight-complex="normal" style:text-emphasize="none" style:text-scale="100%" style:font-relief="none" fo:hyphenate="false"/>
    </style:style>
    <style:style style:name="Per_20_defecte-outline2" style:display-name="Per defecte-outline2" style:family="presentation" style:parent-style-name="Per_20_defecte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26pt" fo:font-style="normal" fo:text-shadow="none" style:text-underline-style="none" fo:font-weight="normal" style:font-size-asian="28pt" style:font-size-complex="28pt" style:font-relief="none"/>
    </style:style>
    <style:style style:name="Per_20_defecte-outline3" style:display-name="Per defecte-outline3" style:family="presentation" style:parent-style-name="Per_20_defecte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22pt" fo:font-style="normal" fo:text-shadow="none" style:text-underline-style="none" fo:font-weight="normal" style:font-size-asian="24pt" style:font-size-complex="24pt" style:font-relief="none"/>
    </style:style>
    <style:style style:name="Per_20_defecte-outline4" style:display-name="Per defecte-outline4" style:family="presentation" style:parent-style-name="Per_20_defecte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8pt" fo:font-style="normal" fo:text-shadow="none" style:text-underline-style="none" fo:font-weight="normal" style:font-size-asian="20pt" style:font-size-complex="20pt" style:font-relief="none"/>
    </style:style>
    <style:style style:name="Per_20_defecte-outline5" style:display-name="Per defecte-outline5" style:family="presentation" style:parent-style-name="Per_20_defecte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8pt" fo:font-style="normal" fo:text-shadow="none" style:text-underline-style="none" fo:font-weight="normal" style:font-size-asian="20pt" style:font-size-complex="20pt" style:font-relief="none"/>
    </style:style>
    <style:style style:name="Per_20_defecte-outline6" style:display-name="Per defecte-outline6" style:family="presentation" style:parent-style-name="Per_20_defecte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8pt" fo:font-style="normal" fo:text-shadow="none" style:text-underline-style="none" fo:font-weight="normal" style:font-size-asian="20pt" style:font-size-complex="20pt" style:font-relief="none"/>
    </style:style>
    <style:style style:name="Per_20_defecte-outline7" style:display-name="Per defecte-outline7" style:family="presentation" style:parent-style-name="Per_20_defecte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8pt" fo:font-style="normal" fo:text-shadow="none" style:text-underline-style="none" fo:font-weight="normal" style:font-size-asian="20pt" style:font-size-complex="20pt" style:font-relief="none"/>
    </style:style>
    <style:style style:name="Per_20_defecte-outline8" style:display-name="Per defecte-outline8" style:family="presentation" style:parent-style-name="Per_20_defecte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8pt" fo:font-style="normal" fo:text-shadow="none" style:text-underline-style="none" fo:font-weight="normal" style:font-size-asian="20pt" style:font-size-complex="20pt" style:font-relief="none"/>
    </style:style>
    <style:style style:name="Per_20_defecte-outline9" style:display-name="Per defecte-outline9" style:family="presentation" style:parent-style-name="Per_20_defecte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8pt" fo:font-style="normal" fo:text-shadow="none" style:text-underline-style="none" fo:font-weight="normal" style:font-size-asian="20pt" style:font-size-complex="20pt" style:font-relief="none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 Condensed'" style:font-family-generic="swiss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 Condensed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family="'DejaVu Sans Condensed'" style:font-family-generic="swiss" style:font-pitch="variable"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78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gr3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offset-x="0.3cm" draw:shadow-offset-y="0.3cm" draw:shadow-color="#808080" draw:color-mode="standard" draw:luminance="0%" draw:contrast="0%" draw:gamma="100%" draw:red="0%" draw:green="0%" draw:blue="0%" fo:clip="rect(0cm 0.538cm 0.436cm 0cm)" draw:image-opacity="100%" style:mirror="none"/>
    </style:style>
    <style:style style:name="gr4" style:family="graphic" style:parent-style-name="standard" style:list-style-name="L7">
      <style:graphic-properties draw:textarea-horizontal-align="center" draw:textarea-vertical-align="middle" draw:shadow="hidden" draw:shadow-offset-x="0.3cm" draw:shadow-offset-y="0.3cm" draw:shadow-color="#808080"/>
    </style:style>
    <style:style style:name="gr5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 style:list-style-name="L7">
      <style:graphic-properties draw:stroke="solid" svg:stroke-width="0.035cm" svg:stroke-color="#000000" draw:marker-start="" draw:marker-start-width="0.3cm" draw:marker-start-center="false" draw:marker-end="" draw:marker-end-width="0.3cm" draw:marker-end-center="false" draw:stroke-linejoin="miter" draw:fill="solid" draw:fill-color="#1588bb" draw:textarea-horizontal-align="left" draw:textarea-vertical-align="middle" draw:auto-grow-height="false" fo:padding-top="0.13cm" fo:padding-bottom="0.13cm" fo:padding-left="0.25cm" fo:padding-right="0.25cm" fo:wrap-option="wrap" draw:shadow="hidden" draw:shadow-offset-x="0.3cm" draw:shadow-offset-y="0.3cm" draw:shadow-color="#919191"/>
    </style:style>
    <style:style style:name="gr8" style:family="graphic" style:parent-style-name="standard">
      <style:graphic-properties draw:stroke="none" draw:fill="none" draw:fill-color="#618ffd" draw:textarea-horizontal-align="left" draw:textarea-vertical-align="top" draw:auto-grow-height="true" fo:min-height="1.051cm" fo:padding-top="0.13cm" fo:padding-bottom="0.13cm" fo:padding-left="0.25cm" fo:padding-right="0.25cm" fo:wrap-option="no-wrap" draw:shadow="hidden" draw:shadow-color="#919191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11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offset-x="0.3cm" draw:shadow-offset-y="0.3cm" draw:shadow-color="#808080" draw:color-mode="standard" draw:luminance="0%" draw:contrast="0%" draw:gamma="100%" draw:red="0%" draw:green="0%" draw:blue="0%" fo:clip="rect(0cm 0.538cm 0.436cm 0cm)" draw:image-opacity="100%" style:mirror="none"/>
    </style:style>
    <style:style style:name="gr12" style:family="graphic" style:parent-style-name="standard" style:list-style-name="L7">
      <style:graphic-properties draw:stroke="solid" svg:stroke-width="0.035cm" svg:stroke-color="#000000" draw:marker-start="" draw:marker-start-width="0.3cm" draw:marker-start-center="false" draw:marker-end="" draw:marker-end-width="0.3cm" draw:marker-end-center="false" draw:stroke-linejoin="miter" draw:fill="solid" draw:fill-color="#1588bb" draw:textarea-horizontal-align="left" draw:textarea-vertical-align="middle" draw:auto-grow-height="false" fo:padding-top="0.13cm" fo:padding-bottom="0.13cm" fo:padding-left="0.25cm" fo:padding-right="0.25cm" fo:wrap-option="wrap" draw:shadow="hidden" draw:shadow-offset-x="0.3cm" draw:shadow-offset-y="0.3cm" draw:shadow-color="#919191"/>
    </style:style>
    <style:style style:name="gr13" style:family="graphic" style:parent-style-name="standard">
      <style:graphic-properties draw:stroke="none" draw:fill="none" draw:fill-color="#618ffd" draw:textarea-horizontal-align="left" draw:textarea-vertical-align="top" draw:auto-grow-height="true" fo:min-height="1.187cm" fo:padding-top="0.13cm" fo:padding-bottom="0.13cm" fo:padding-left="0.25cm" fo:padding-right="0.25cm" fo:wrap-option="no-wrap" draw:shadow="hidden" draw:shadow-color="#919191"/>
    </style:style>
    <style:style style:name="pr1" style:family="presentation" style:parent-style-name="Per_20_defecte-title">
      <style:graphic-properties draw:fill-color="#ffffff" draw:auto-grow-height="false" fo:min-height="3.181cm"/>
    </style:style>
    <style:style style:name="pr2" style:family="presentation" style:parent-style-name="Per_20_defecte-outline1">
      <style:graphic-properties draw:fill-color="#ffffff" draw:auto-grow-height="false" fo:min-height="12.573cm"/>
    </style:style>
    <style:style style:name="pr3" style:family="presentation" style:parent-style-name="Per_20_defecte-backgroundobjects">
      <style:graphic-properties draw:stroke="none" draw:fill="none" fo:min-height="0.9cm"/>
    </style:style>
    <style:style style:name="pr4" style:family="presentation" style:parent-style-name="Per_20_defecte-backgroundobjects">
      <style:graphic-properties draw:stroke="none" draw:fill="none" draw:fill-color="#bbe0e3" draw:textarea-horizontal-align="left" draw:textarea-vertical-align="top" draw:auto-grow-height="false" draw:auto-grow-width="false" fo:min-height="1.38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Per_20_defecte-backgroundobjects">
      <style:graphic-properties draw:stroke="none" draw:fill="none" draw:fill-color="#bbe0e3" draw:textarea-horizontal-align="right" draw:textarea-vertical-align="top" draw:auto-grow-height="false" draw:auto-grow-width="false" fo:min-height="1.38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Per_20_defecte-backgroundobjects">
      <style:graphic-properties draw:stroke="none" draw:fill="none" draw:fill-color="#bbe0e3" draw:textarea-horizontal-align="left" draw:textarea-vertical-align="bottom" draw:auto-grow-height="false" draw:auto-grow-width="false" fo:min-height="1.383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Per_20_defecte-backgroundobjects">
      <style:graphic-properties draw:stroke="none" draw:fill="none" draw:fill-color="#bbe0e3" draw:textarea-horizontal-align="right" draw:textarea-vertical-align="bottom" draw:auto-grow-height="false" draw:auto-grow-width="false" fo:min-height="1.383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Per_20_defecte_20_1-title">
      <style:graphic-properties draw:fill-color="#ffffff" draw:auto-grow-height="false" fo:min-height="3.181cm"/>
    </style:style>
    <style:style style:name="pr9" style:family="presentation" style:parent-style-name="Per_20_defecte_20_1-outline1">
      <style:graphic-properties draw:fill-color="#ffffff" draw:auto-grow-height="false" fo:min-height="12.573cm"/>
    </style:style>
    <style:style style:name="pr10" style:family="presentation" style:parent-style-name="Per_20_defecte_20_1-backgroundobjects">
      <style:graphic-properties draw:stroke="none" draw:fill="none" fo:min-height="0.9cm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378cm"/>
    </style:style>
    <style:style style:name="pr12" style:family="presentation" style:parent-style-name="Per_20_defecte_20_1-backgroundobjects">
      <style:graphic-properties draw:stroke="none" draw:fill="none" draw:fill-color="#ffffff" draw:textarea-vertical-align="bottom" draw:auto-grow-height="false" fo:min-height="1.37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P6" style:family="paragraph">
      <style:paragraph-properties fo:margin-left="0.952cm" fo:margin-right="0cm" fo:text-indent="-0.952cm"/>
    </style:style>
    <style:style style:name="P7" style:family="paragraph">
      <style:paragraph-properties fo:margin-left="2.063cm" fo:margin-right="0cm" fo:text-indent="-0.793cm"/>
    </style:style>
    <style:style style:name="P8" style:family="paragraph">
      <style:paragraph-properties fo:margin-left="3.175cm" fo:margin-right="0cm" fo:text-indent="-0.635cm"/>
    </style:style>
    <style:style style:name="P9" style:family="paragraph">
      <style:paragraph-properties fo:margin-left="4.445cm" fo:margin-right="0cm" fo:text-indent="-0.635cm"/>
    </style:style>
    <style:style style:name="P10" style:family="paragraph">
      <style:paragraph-properties fo:margin-left="5.715cm" fo:margin-right="0cm" fo:text-indent="-0.635cm"/>
    </style:style>
    <style:style style:name="P11" style:family="paragraph">
      <style:paragraph-properties fo:margin-left="5.4cm" fo:margin-right="0cm" fo:text-indent="-0.6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14" style:family="paragraph"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P15" style:family="paragraph">
      <style:text-properties fo:font-family="'DejaVu Sans Condensed'" style:font-family-generic="swiss" style:font-pitch="variable" fo:font-size="16pt"/>
    </style:style>
    <style:style style:name="P16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P17" style:family="paragraph">
      <style:paragraph-properties fo:margin-left="0cm" fo:margin-right="0cm" fo:line-height="100%" fo:text-align="justify" text:enable-numbering="false" fo:text-indent="0cm"/>
    </style:style>
    <style:style style:name="P18" style:family="paragraph">
      <style:paragraph-properties fo:margin-left="0cm" fo:margin-right="0cm" fo:line-height="100%" text:enable-numbering="false" fo:text-indent="0cm" style:writing-mode="lr-tb"/>
      <style:text-properties fo:font-family="'DejaVu Sans Condensed'" style:font-family-generic="swiss" style:font-pitch="variable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text-align="end" fo:text-indent="0cm"/>
      <style:text-properties fo:font-family="'DejaVu Sans Condensed'" style:font-family-generic="swiss" style:font-pitch="variable" fo:font-size="14pt" style:font-size-asian="14pt" style:font-size-complex="14pt"/>
    </style:style>
    <style:style style:name="P21" style:family="paragraph">
      <style:paragraph-properties fo:margin-left="0cm" fo:margin-right="0cm" text:enable-numbering="false" fo:text-indent="0cm" style:writing-mode="lr-tb"/>
      <style:text-properties fo:font-size="14pt" style:font-size-asian="14pt" style:font-size-complex="14pt"/>
    </style:style>
    <style:style style:name="P22" style:family="paragraph">
      <style:paragraph-properties fo:margin-left="0cm" fo:margin-right="0cm" fo:text-align="end" text:enable-numbering="false" fo:text-indent="0cm" style:writing-mode="lr-tb"/>
      <style:text-properties fo:font-size="14pt" style:font-size-asian="14pt" style:font-size-complex="14pt"/>
    </style:style>
    <style:style style:name="P23" style:family="paragraph">
      <style:paragraph-properties fo:margin-left="2.4cm" fo:margin-right="0cm" fo:text-indent="-0.8cm"/>
    </style:style>
    <style:style style:name="P24" style:family="paragraph">
      <style:paragraph-properties fo:margin-left="3.6cm" fo:margin-right="0cm" fo:text-indent="-0.6cm"/>
    </style:style>
    <style:style style:name="P25" style:family="paragraph">
      <style:paragraph-properties fo:margin-left="4.8cm" fo:margin-right="0cm" fo:text-indent="-0.6cm"/>
    </style:style>
    <style:style style:name="P26" style:family="paragraph">
      <style:paragraph-properties fo:margin-left="6cm" fo:margin-right="0cm" fo:text-indent="-0.6cm"/>
    </style:style>
    <style:style style:name="P27" style:family="paragraph">
      <style:paragraph-properties fo:margin-left="7.2cm" fo:margin-right="0cm" fo:text-indent="-0.6cm"/>
    </style:style>
    <style:style style:name="P28" style:family="paragraph">
      <style:paragraph-properties fo:margin-left="8.4cm" fo:margin-right="0cm" fo:text-indent="-0.6cm"/>
    </style:style>
    <style:style style:name="P29" style:family="paragraph">
      <style:paragraph-properties fo:margin-left="9.6cm" fo:margin-right="0cm" fo:text-indent="-0.6cm"/>
    </style:style>
    <style:style style:name="P30" style:family="paragraph">
      <style:paragraph-properties fo:margin-left="10.8cm" fo:margin-right="0cm" fo:text-indent="-0.6cm"/>
    </style:style>
    <style:style style:name="P31" style:family="paragraph">
      <style:paragraph-properties fo:margin-left="0cm" fo:margin-right="0cm" fo:line-height="100%" fo:text-align="justify" text:enable-numbering="false" fo:text-indent="0cm" style:writing-mode="lr-tb"/>
      <style:text-properties fo:font-family="'DejaVu Sans Condensed'" style:font-family-generic="swiss" style:font-pitch="variabl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618ffd" fo:font-family="'DejaVu Sans Condensed'" style:font-family-generic="swiss" style:font-pitch="variable" fo:font-size="16pt" fo:text-shadow="1pt 1pt" fo:font-weight="bold" style:font-size-asian="28pt" style:font-size-complex="28pt"/>
    </style:style>
    <style:style style:name="T3" style:family="text">
      <style:text-properties fo:color="#b2b2b2" fo:font-family="'DejaVu Sans Condensed'" style:font-family-generic="swiss" style:font-pitch="variable" fo:font-size="26pt" fo:language="ca" fo:country="ES" fo:font-weight="bold" style:font-size-asian="26pt" style:font-size-complex="26pt"/>
    </style:style>
    <style:style style:name="T4" style:family="text">
      <style:text-properties fo:font-family="'DejaVu Sans Condensed'" style:font-family-generic="swiss" style:font-pitch="variable" fo:font-size="14pt" fo:font-weight="bold" style:font-size-asian="14pt" style:font-size-complex="14pt"/>
    </style:style>
    <style:style style:name="T5" style:family="text">
      <style:text-properties fo:font-family="'DejaVu Sans Condensed'" style:font-family-generic="swiss" style:font-pitch="variable" fo:font-size="14pt" style:font-size-asian="14pt" style:font-size-complex="14pt"/>
    </style:style>
    <style:style style:name="T6" style:family="text">
      <style:text-properties fo:font-size="12pt" fo:language="ca" fo:country="ES" style:font-size-asian="12pt" style:font-size-complex="12pt"/>
    </style:style>
    <style:style style:name="T7" style:family="text">
      <style:text-properties fo:font-size="12pt" fo:language="ca" fo:country="ES" style:font-size-asian="12pt" style:language-asian="ca" style:country-asian="ES" style:font-size-complex="12pt" style:language-complex="ca" style:country-complex="ES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606cm" svg:height="4.955cm" svg:x="1.888cm" svg:y="3.862cm" draw:page-number="1"/>
      <draw:page-thumbnail draw:layer="backgroundobjects" svg:width="6.606cm" svg:height="4.955cm" svg:x="10.384cm" svg:y="3.862cm"/>
      <draw:page-thumbnail draw:layer="backgroundobjects" svg:width="6.606cm" svg:height="4.955cm" svg:x="1.888cm" svg:y="11.306cm"/>
      <draw:page-thumbnail draw:layer="backgroundobjects" svg:width="6.606cm" svg:height="4.955cm" svg:x="10.384cm" svg:y="11.306cm"/>
      <draw:page-thumbnail draw:layer="backgroundobjects" svg:width="6.606cm" svg:height="4.955cm" svg:x="1.888cm" svg:y="18.75cm"/>
      <draw:page-thumbnail draw:layer="backgroundobjects" svg:width="6.606cm" svg:height="4.955cm" svg:x="10.384cm" svg:y="18.75cm"/>
      <draw:frame draw:style-name="gr1" draw:text-style-name="P2" draw:layer="backgroundobjects" svg:width="8.192cm" svg:height="1.377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192cm" svg:height="1.377cm" svg:x="10.687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192cm" svg:height="1.377cm" svg:x="0cm" svg:y="26.192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192cm" svg:height="1.377cm" svg:x="10.687cm" svg:y="26.192cm">
        <draw:text-box>
          <text:p text:style-name="P3"><text:span text:style-name="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dp1">
      <draw:frame draw:name="BOLAUPC" draw:style-name="gr3" draw:text-style-name="P5" draw:layer="backgroundobjects" svg:width="13.648cm" svg:height="14.605cm" svg:x="11.752cm" svg:y="4.446cm">
        <draw:image xlink:href="Pictures/10000000000000EC000000EC78309F30.jpg" xlink:type="simple" xlink:show="embed" xlink:actuate="onLoad">
          <text:p text:style-name="P1"/>
        </draw:image>
      </draw:frame>
      <draw:frame presentation:style-name="pr1" draw:text-style-name="P1" draw:layer="backgroundobjects" svg:width="21cm" svg:height="1.5cm" svg:x="3.5cm" svg:y="1.5cm" presentation:class="title">
        <draw:text-box>
          <text:p text:style-name="P1">Feu clic per editar el format del text del títol</text:p>
        </draw:text-box>
      </draw:frame>
      <draw:frame presentation:style-name="pr2" draw:text-style-name="P12" draw:layer="backgroundobjects" svg:width="23cm" svg:height="12.573cm" svg:x="2cm" svg:y="4.445cm" presentation:class="outline">
        <draw:text-box>
          <text:list text:style-name="L3">
            <text:list-item>
              <text:p text:style-name="P6">Feu clic per editar el format del text del contorn</text:p>
            </text:list-item>
          </text:list>
          <text:list text:style-name="L3">
            <text:list-item>
              <text:list>
                <text:list-item>
                  <text:p text:style-name="P7">Segon nivell de contorn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8">Tercer nivell de contorn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gr4" draw:text-style-name="P13" draw:layer="backgroundobjects" svg:x1="1.848cm" svg:y1="2.814cm" svg:x2="24.736cm" svg:y2="2.814cm">
        <text:p text:style-name="P1"/>
      </draw:line>
      <draw:frame draw:style-name="gr5" draw:text-style-name="P14" draw:layer="backgroundobjects" svg:width="1.904cm" svg:height="1.904cm" svg:x="1.582cm" svg:y="1.036cm">
        <draw:image xlink:href="Pictures/100000000000005A0000005AA23E3311.jpg" xlink:type="simple" xlink:show="embed" xlink:actuate="onLoad">
          <text:p text:style-name="P1"/>
        </draw:image>
      </draw:frame>
      <draw:frame draw:style-name="gr6" draw:text-style-name="P15" draw:layer="backgroundobjects" svg:width="2.729cm" svg:height="0.903cm" svg:x="10.944cm" svg:y="17.723cm">
        <draw:text-box>
          <text:p text:style-name="P1"><text:span text:style-name="T2">ICE-UPC</text:span></text:p>
        </draw:text-box>
      </draw:frame>
      <draw:custom-shape draw:style-name="gr7" draw:text-style-name="P16" draw:layer="backgroundobjects" svg:width="1.482cm" svg:height="19.05cm" svg:x="0cm" svg:y="0cm">
        <text:p text:style-name="P1"/>
        <draw:enhanced-geometry svg:viewBox="0 0 21600 21600" draw:type="rectangle" draw:enhanced-path="M 0 0 L 21600 0 21600 21600 0 21600 0 0 Z N"/>
      </draw:custom-shape>
      <draw:custom-shape draw:style-name="gr8" draw:text-style-name="P18" draw:layer="backgroundobjects" svg:width="17.74cm" svg:height="1.328cm" draw:transform="rotate (1.5707963267946) translate (0.125cm 18.434cm)">
        <text:p text:style-name="P17"><text:span text:style-name="T3">Curs Xarxes Linux</text:span></text:p>
        <draw:enhanced-geometry svg:viewBox="0 0 21600 21600" draw:type="mso-spt202" draw:enhanced-path="M 0 0 L 21600 0 21600 21600 0 21600 0 0 Z N"/>
      </draw:custom-shape>
      <draw:frame draw:style-name="gr9" draw:text-style-name="P19" draw:layer="backgroundobjects" svg:width="1.25cm" svg:height="0.67cm" svg:x="2.2cm" svg:y="17.931cm">
        <draw:image xlink:href="Pictures/10000000000000240000000E0144DFBB.png" xlink:type="simple" xlink:show="embed" xlink:actuate="onLoad">
          <text:p text:style-name="P1"/>
        </draw:image>
      </draw:frame>
      <draw:frame draw:style-name="gr9" draw:text-style-name="P19" draw:layer="backgroundobjects" svg:width="2.827cm" svg:height="0.995cm" svg:x="21.173cm" svg:y="17.131cm">
        <draw:image xlink:href="Pictures/10000000000000580000001FDF4B9EEC.png" xlink:type="simple" xlink:show="embed" xlink:actuate="onLoad">
          <text:p text:style-name="P1"/>
        </draw:image>
      </draw:frame>
      <draw:frame presentation:style-name="pr3" draw:text-style-name="P20" draw:layer="backgroundobjects" svg:width="6.382cm" svg:height="0.9cm" svg:x="18.618cm" svg:y="18.25cm">
        <draw:text-box>
          <text:p text:style-name="P3"><text:span text:style-name="T4">Autor</text:span><text:span text:style-name="T5">: Sergi Tur Badenas</text:span></text:p>
        </draw:text-box>
      </draw:frame>
      <presentation:notes style:page-layout-name="PM0">
        <draw:rect draw:style-name="gr10" draw:text-style-name="P19" draw:layer="backgroundobjects" svg:width="18.88cm" svg:height="27.57cm" svg:x="0cm" svg:y="0cm">
          <text:p text:style-name="P1"/>
        </draw:rect>
        <draw:frame presentation:style-name="pr4" draw:text-style-name="P21" draw:layer="backgroundobjects" svg:width="8.184cm" svg:height="1.381cm" svg:x="0cm" svg:y="0cm" presentation:class="header">
          <draw:text-box>
            <text:p text:style-name="P21"><text:span text:style-name="T6"><presentation:header/></text:span></text:p>
          </draw:text-box>
        </draw:frame>
        <draw:frame presentation:style-name="pr5" draw:text-style-name="P22" draw:layer="backgroundobjects" svg:width="8.184cm" svg:height="1.381cm" svg:x="10.694cm" svg:y="0cm" presentation:class="date-time">
          <draw:text-box>
            <text:p text:style-name="P22"><text:span text:style-name="T7"><presentation:date-time/></text:span></text:p>
          </draw:text-box>
        </draw:frame>
        <draw:page-thumbnail presentation:style-name="Per_20_defecte-title" draw:layer="backgroundobjects" svg:width="13.794cm" svg:height="10.342cm" svg:x="2.544cm" svg:y="2.067cm" presentation:class="page"/>
        <draw:frame presentation:style-name="Per_20_defecte-notes" draw:layer="backgroundobjects" svg:width="15.108cm" svg:height="12.41cm" svg:x="1.887cm" svg:y="13.096cm" presentation:class="notes" presentation:placeholder="true">
          <draw:text-box/>
        </draw:frame>
        <draw:frame presentation:style-name="pr6" draw:text-style-name="P21" draw:layer="backgroundobjects" svg:width="8.184cm" svg:height="1.382cm" svg:x="0cm" svg:y="26.187cm" presentation:class="footer">
          <draw:text-box>
            <text:p text:style-name="P21"><text:span text:style-name="T6"><presentation:footer/></text:span></text:p>
          </draw:text-box>
        </draw:frame>
        <draw:frame presentation:style-name="pr7" draw:text-style-name="P22" draw:layer="backgroundobjects" svg:width="8.184cm" svg:height="1.382cm" svg:x="10.694cm" svg:y="26.187cm" presentation:class="page-number">
          <draw:text-box>
            <text:p text:style-name="P22"><text:span text:style-name="T6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2">
      <draw:frame draw:name="BOLAUPC" draw:style-name="gr11" draw:text-style-name="P5" draw:layer="backgroundobjects" svg:width="13.648cm" svg:height="14.605cm" svg:x="11.752cm" svg:y="4.447cm">
        <draw:image xlink:href="Pictures/10000000000000EC000000EC78309F30.jpg" xlink:type="simple" xlink:show="embed" xlink:actuate="onLoad">
          <text:p text:style-name="P1"/>
        </draw:image>
      </draw:frame>
      <draw:frame presentation:style-name="pr8" draw:text-style-name="P1" draw:layer="backgroundobjects" svg:width="22.859cm" svg:height="3.18cm" svg:x="1.27cm" svg:y="0.76cm" presentation:class="title">
        <draw:text-box>
          <text:p text:style-name="P1">Feu clic per editar el format del text del títol</text:p>
        </draw:text-box>
      </draw:frame>
      <draw:frame presentation:style-name="pr9" draw:text-style-name="P12" draw:layer="backgroundobjects" svg:width="22.859cm" svg:height="12.572cm" svg:x="1.27cm" svg:y="4.457cm" presentation:class="outline">
        <draw:text-box>
          <text:list text:style-name="L5">
            <text:list-item>
              <text:p text:style-name="P12">Feu clic per editar el format del text de l'esquema</text:p>
            </text:list-item>
          </text:list>
          <text:list text:style-name="L5">
            <text:list-item>
              <text:list>
                <text:list-item>
                  <text:p text:style-name="P23">Segon nivell d'esquema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24">Tercer nivell d'esquema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Quart nivell d'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6">Cinquè nivell d'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7">Sisè nivell d'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8">Setè nivell d'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9">Vuitè nivell d'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30">Novè nivell d'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12" draw:text-style-name="P16" draw:layer="backgroundobjects" svg:width="1.482cm" svg:height="19.05cm" svg:x="0cm" svg:y="0cm">
        <text:p text:style-name="P1"/>
        <draw:enhanced-geometry svg:viewBox="0 0 21600 21600" draw:type="rectangle" draw:enhanced-path="M 0 0 L 21600 0 21600 21600 0 21600 0 0 Z N"/>
      </draw:custom-shape>
      <draw:custom-shape draw:style-name="gr13" draw:text-style-name="P31" draw:layer="backgroundobjects" svg:width="17.74cm" svg:height="1.447cm" draw:transform="rotate (1.5707963267946) translate (0.126cm 18.434cm)">
        <text:p text:style-name="P17"><text:span text:style-name="T3">Curs Xarxes Linux</text:span></text:p>
        <draw:enhanced-geometry svg:viewBox="0 0 21600 21600" draw:type="mso-spt202" draw:enhanced-path="M 0 0 L 21600 0 21600 21600 0 21600 0 0 Z N"/>
      </draw:custom-shape>
      <draw:frame draw:style-name="gr6" draw:text-style-name="P15" draw:layer="backgroundobjects" svg:width="2.729cm" svg:height="0.903cm" svg:x="10.945cm" svg:y="17.723cm">
        <draw:text-box>
          <text:p text:style-name="P1"><text:span text:style-name="T2">ICE-UPC</text:span></text:p>
        </draw:text-box>
      </draw:frame>
      <draw:frame draw:style-name="gr9" draw:text-style-name="P19" draw:layer="backgroundobjects" svg:width="2.827cm" svg:height="0.995cm" svg:x="21.155cm" svg:y="17.1cm">
        <draw:image xlink:href="Pictures/10000000000000580000001FDF4B9EEC.png" xlink:type="simple" xlink:show="embed" xlink:actuate="onLoad">
          <text:p text:style-name="P1"/>
        </draw:image>
      </draw:frame>
      <draw:frame presentation:style-name="pr10" draw:text-style-name="P20" draw:layer="backgroundobjects" svg:width="6.382cm" svg:height="0.9cm" svg:x="18.6cm" svg:y="18.219cm">
        <draw:text-box>
          <text:p text:style-name="P3"><text:span text:style-name="T4">Autor</text:span><text:span text:style-name="T5">: Sergi Tur Badenas</text:span></text:p>
        </draw:text-box>
      </draw:frame>
      <presentation:notes style:page-layout-name="PM0">
        <draw:page-thumbnail presentation:style-name="Per_20_defecte_20_1-title" draw:layer="backgroundobjects" svg:width="13.783cm" svg:height="10.337cm" svg:x="2.548cm" svg:y="2.095cm" presentation:class="page"/>
        <draw:frame presentation:style-name="Per_20_defecte_20_1-notes" draw:layer="backgroundobjects" svg:width="15.103cm" svg:height="12.405cm" svg:x="1.888cm" svg:y="13.095cm" presentation:class="notes" presentation:placeholder="true">
          <draw:text-box/>
        </draw:frame>
        <draw:frame presentation:style-name="pr11" draw:text-style-name="P2" draw:layer="backgroundobjects" svg:width="8.192cm" svg:height="1.377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1" draw:text-style-name="P4" draw:layer="backgroundobjects" svg:width="8.192cm" svg:height="1.377cm" svg:x="10.687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12" draw:text-style-name="P2" draw:layer="backgroundobjects" svg:width="8.192cm" svg:height="1.377cm" svg:x="0cm" svg:y="26.192cm" presentation:class="footer">
          <draw:text-box>
            <text:p text:style-name="P2"><text:span text:style-name="T1"><presentation:footer/></text:span></text:p>
          </draw:text-box>
        </draw:frame>
        <draw:frame presentation:style-name="pr12" draw:text-style-name="P4" draw:layer="backgroundobjects" svg:width="8.192cm" svg:height="1.377cm" svg:x="10.687cm" svg:y="26.192cm" presentation:class="page-number">
          <draw:text-box>
            <text:p text:style-name="P4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dc:title>XML</dc:title>
    <meta:initial-creator>Francesc Guim Bernat</meta:initial-creator>
    <meta:creation-date>2003-06-15T23:02:53</meta:creation-date>
    <dc:creator>Sergi Badenas</dc:creator>
    <dc:date>2006-12-29T17:16:21</dc:date>
    <meta:print-date>2006-02-24T22:31:42</meta:print-date>
    <dc:language>ca-ES</dc:language>
    <meta:editing-cycles>1041</meta:editing-cycles>
    <meta:editing-duration>P4DT18H40M25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